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b3c1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cb3c1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cb3c1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cb3c1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cb3c1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cb3c1"/>
    </style:style>
    <style:style style:name="P7" style:family="paragraph" style:parent-style-name="Standard">
      <style:paragraph-properties fo:text-align="start" style:justify-single-word="false"/>
      <style:text-properties officeooo:paragraph-rsid="001cb3c1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cb3c1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cb3c1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cb3c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cb3c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cb3c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cb3c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cb3c1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cb3c1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cb3c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cb3c1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cb3c1"/>
    </style:style>
    <style:style style:name="T6" style:family="text">
      <style:text-properties style:text-position="0% 100%" officeooo:rsid="001f98d0"/>
    </style:style>
    <style:style style:name="T7" style:family="text">
      <style:text-properties officeooo:rsid="001f9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8924386764140793195" text:style-name="L1">
        <text:list-item>
          <text:p text:style-name="P10">A 7-kg dog is running at a speed of 1<text:span text:style-name="T5">2</text:span>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2325337352860" text:continue-numbering="true" text:style-name="L1">
        <text:list-item>
          <text:p text:style-name="P11">The Flash is running at a relatively leisurely (for him) speed of <text:s/>2<text:span text:style-name="T5">4</text:span>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2325774695789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8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2326833772879" text:continue-numbering="true" text:style-name="L1">
        <text:list-item>
          <text:p text:style-name="P13">A Meteorite is traveling at 1<text:span text:style-name="T5">3</text:span>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2326933471863" text:continue-numbering="true" text:style-name="L1">
        <text:list-item>
          <text:p text:style-name="P14"><text:s/>Sofia lifts a 5 kg bowling ball a height of 1 meter. <text:s/>She then exerts a horizontal force of <text:span text:style-name="T5">3</text:span>0<text:span text:style-name="T5">0</text:span> N on the bowling ball for a distance of 2.<text:span text:style-name="T5">5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326152974960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2326901665696" text:continue-numbering="true" text:style-name="L1">
        <text:list-item>
          <text:p text:style-name="P15"><text:soft-page-break/>A regulation basketball has a mass of 0.625 kg. <text:s/>If it has <text:span text:style-name="T5">5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2325931850080" text:continue-numbering="true" text:style-name="L1">
        <text:list-item>
          <text:p text:style-name="P16">A stick of dynamite delivers an energy of approximately 1 MJ. <text:s/>If a rock of mass <text:span text:style-name="T5">6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2326951772995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25699804902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12-01T07:23:24.848406650" text:date-adjust="PT24H00M00S">12/02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790289</meta:creation-date>
    <meta:editing-duration>PT32M3S</meta:editing-duration>
    <meta:editing-cycles>5</meta:editing-cycles>
    <meta:generator>LibreOffice/4.3.7.2$Linux_X86_64 LibreOffice_project/430$Build-2</meta:generator>
    <dc:date>2016-12-01T07:23:24.707050360</dc:date>
    <meta:document-statistic meta:table-count="0" meta:image-count="2" meta:object-count="0" meta:page-count="2" meta:paragraph-count="15" meta:word-count="365" meta:character-count="1957" meta:non-whitespace-character-count="1561"/>
  </office:meta>
</office:document-meta>
</file>